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599ca" officeooo:paragraph-rsid="0016f049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fo:font-weight="normal" officeooo:rsid="001599ca" officeooo:paragraph-rsid="0016f049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599ca" officeooo:paragraph-rsid="0016f049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nement :</text:p>
      <text:p text:style-name="P2"/>
      <text:p text:style-name="P2">Un programme imitant le module Back-control</text:p>
      <text:p text:style-name="P2">Une base de donnée avec des données test</text:p>
      <text:p text:style-name="P2"/>
      <text:p text:style-name="P2"/>
      <text:p text:style-name="P3">Back-control :</text:p>
      <text:p text:style-name="P3"/>
      <text:p text:style-name="P2">Un programme qui recevra les requêtes http de ui-front et y répondra</text:p>
      <text:p text:style-name="P2"/>
      <text:p text:style-name="P3">Base de donnée s:</text:p>
      <text:p text:style-name="P3"/>
      <text:p text:style-name="P2">Nous aurons comme données :</text:p>
      <text:p text:style-name="P2">- un utilisateur</text:p>
      <text:p text:style-name="P2">- une requête de recherche</text:p>
      <text:p text:style-name="P2">- des résultats d’une recherche</text:p>
      <text:p text:style-name="P2">- une requête pour un tri des résultats</text:p>
      <text:p text:style-name="P2">- un fichier zip des articles finaux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27:29.492502911</meta:creation-date>
    <dc:date>2022-03-10T13:28:56.877510089</dc:date>
    <meta:editing-duration>PT1M27S</meta:editing-duration>
    <meta:editing-cycles>1</meta:editing-cycles>
    <meta:document-statistic meta:table-count="0" meta:image-count="0" meta:object-count="0" meta:page-count="1" meta:paragraph-count="12" meta:word-count="67" meta:character-count="372" meta:non-whitespace-character-count="317"/>
    <meta:generator>LibreOffice/6.4.7.2$Linux_X86_64 LibreOffice_project/40$Build-2</meta:generator>
  </office:meta>
</office:document-meta>
</file>